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a_Timer1" svg:font-family="a_Timer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58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5.972cm" fo:margin-left="-0.199cm" fo:margin-top="0cm" fo:margin-bottom="0cm" table:align="left" style:writing-mode="lr-tb"/>
    </style:style>
    <style:style style:name="Таблица2.A" style:family="table-column">
      <style:table-column-properties style:column-width="7.44cm"/>
    </style:style>
    <style:style style:name="Таблица2.B" style:family="table-column">
      <style:table-column-properties style:column-width="8.53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top="0cm" fo:margin-bottom="1.251cm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0cm"/>
        </style:tab-stops>
      </style:paragraph-properties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0cm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en" fo:country="US" fo:font-weight="bold" officeooo:rsid="0003df78" officeooo:paragraph-rsid="0003df78" style:font-name-asian="Times New Roman1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en" fo:country="US" fo:font-weight="normal" officeooo:rsid="0003df78" officeooo:paragraph-rsid="0003df78" style:font-name-asian="Times New Roman1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a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line-height="100%" fo:padding="0cm" fo:border="none"/>
      <style:text-properties style:font-name="Consolas" fo:font-size="9.5pt" style:font-size-asian="9.5pt" style:font-name-complex="Consolas1" style:font-size-complex="9.5pt"/>
    </style:style>
    <style:style style:name="P16" style:family="paragraph" style:parent-style-name="Standard">
      <style:paragraph-properties fo:line-height="150%" fo:text-align="justify" style:justify-single-word="false" fo:padding="0cm" fo:border="none"/>
    </style:style>
    <style:style style:name="P17" style:family="paragraph" style:parent-style-name="List_20_Paragraph">
      <style:paragraph-properties fo:margin-left="1.886cm" fo:margin-right="0cm" fo:line-height="150%" fo:text-align="justify" style:justify-single-word="false" fo:text-indent="0cm" style:auto-text-indent="false"/>
    </style:style>
    <style:style style:name="P18" style:family="paragraph" style:parent-style-name="No_20_Spacing">
      <style:paragraph-properties fo:margin-left="0cm" fo:margin-right="0cm" fo:text-indent="0cm" style:auto-text-indent="false"/>
      <style:text-properties fo:color="#2b91af" style:font-name="Consolas" fo:font-size="9.5pt" style:font-size-asian="9.5pt" style:font-name-complex="Consolas1" style:font-size-complex="9.5pt"/>
    </style:style>
    <style:style style:name="P19" style:family="paragraph" style:parent-style-name="No_20_Spacing">
      <style:paragraph-properties fo:margin-left="0cm" fo:margin-right="0cm" fo:text-indent="0cm" style:auto-text-indent="false"/>
      <style:text-properties style:font-name="Consolas" fo:font-size="9.5pt" style:font-size-asian="9.5pt" style:font-name-complex="Consolas1" style:font-size-complex="9.5pt"/>
    </style:style>
    <style:style style:name="P20" style:family="paragraph" style:parent-style-name="Standard">
      <style:paragraph-properties fo:margin-top="0.75cm" fo:margin-bottom="0cm" loext:contextual-spacing="false" fo:line-height="100%" fo:text-align="end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1" style:family="paragraph" style:parent-style-name="Standard">
      <style:paragraph-properties fo:line-height="100%" fo:text-align="center" style:justify-single-word="false">
        <style:tab-stops>
          <style:tab-stop style:position="17.002cm" style:type="right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2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3" style:family="paragraph" style:parent-style-name="Standard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4" style:family="paragraph" style:parent-style-name="Standard">
      <style:paragraph-properties fo:line-height="100%" fo:text-align="center" style:justify-single-word="false"/>
      <style:text-properties style:font-name="Times New Roman" fo:font-size="14pt" officeooo:rsid="0002b37b" officeooo:paragraph-rsid="0002b37b" style:font-name-asian="Times New Roman1" style:font-size-asian="14pt" style:font-name-complex="Times New Roman1" style:font-size-complex="14pt"/>
    </style:style>
    <style:style style:name="P25" style:family="paragraph" style:parent-style-name="Standard">
      <style:paragraph-properties fo:line-height="15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7" style:family="paragraph" style:parent-style-name="Standard">
      <style:paragraph-properties fo:line-height="150%" fo:text-align="center" style:justify-single-word="false"/>
      <style:text-properties fo:font-variant="small-caps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8" style:family="paragraph" style:parent-style-name="Standard" style:master-page-name="First_20_Page">
      <style:paragraph-properties fo:line-height="150%" fo:text-align="center" style:justify-single-word="false" style:page-number="1"/>
      <style:text-properties fo:font-variant="small-caps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0cm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1" style:family="paragraph" style:parent-style-name="Standard">
      <style:paragraph-properties fo:line-height="100%" fo:padding="0cm" fo:border="none"/>
      <style:text-properties style:font-name="Consolas" fo:font-size="9.5pt" style:font-size-asian="9.5pt" style:font-name-complex="Consolas1" style:font-size-complex="9.5pt"/>
    </style:style>
    <style:style style:name="P32" style:family="paragraph" style:parent-style-name="Standard">
      <style:paragraph-properties fo:line-height="100%" fo:padding="0cm" fo:border="none"/>
      <style:text-properties style:font-name="Consolas" fo:font-size="9.5pt" fo:language="en" fo:country="US" style:font-size-asian="9.5pt" style:font-name-complex="Consolas1" style:font-size-complex="9.5pt"/>
    </style:style>
    <style:style style:name="P33" style:family="paragraph" style:parent-style-name="Standard">
      <style:paragraph-properties fo:line-height="100%" fo:padding="0cm" fo:border="none"/>
      <style:text-properties style:font-name="Consolas" fo:font-size="9.5pt" fo:language="en" fo:country="US" officeooo:rsid="0002b37b" officeooo:paragraph-rsid="0002b37b" style:font-size-asian="9.5pt" style:font-name-complex="Consolas1" style:font-size-complex="9.5pt"/>
    </style:style>
    <style:style style:name="P34" style:family="paragraph" style:parent-style-name="Standard">
      <style:paragraph-properties fo:line-height="150%" fo:text-align="justify" style:justify-single-word="false" fo:padding="0cm" fo:border="none"/>
      <style:text-properties fo:color="#00000a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35" style:family="paragraph" style:parent-style-name="Standard">
      <style:paragraph-properties fo:line-height="100%" fo:padding="0cm" fo:border="none"/>
      <style:text-properties fo:color="#a31515" style:font-name="Consolas" fo:font-size="9.5pt" fo:language="en" fo:country="US" style:font-size-asian="9.5pt" style:font-name-complex="Consolas1" style:font-size-complex="9.5pt"/>
    </style:style>
    <style:style style:name="P36" style:family="paragraph" style:parent-style-name="Standard">
      <style:paragraph-properties fo:line-height="100%" fo:padding="0cm" fo:border="none"/>
      <style:text-properties fo:color="#000000" style:font-name="Consolas" fo:font-size="9.5pt" officeooo:paragraph-rsid="0005e070" style:font-size-asian="9.5pt" style:font-name-complex="Consolas1" style:font-size-complex="9.5pt" style:font-style-complex="normal"/>
    </style:style>
    <style:style style:name="P37" style:family="paragraph" style:parent-style-name="No_20_Spacing">
      <style:paragraph-properties fo:margin-left="0cm" fo:margin-right="0cm" fo:text-indent="0cm" style:auto-text-indent="false"/>
      <style:text-properties style:font-name="Consolas" fo:font-size="9.5pt" fo:language="en" fo:country="US" style:font-size-asian="9.5pt" style:font-name-complex="Consolas1" style:font-size-complex="9.5pt"/>
    </style:style>
    <style:style style:name="P38" style:family="paragraph" style:parent-style-name="No_20_Spacing">
      <style:paragraph-properties fo:margin-left="0cm" fo:margin-right="0cm" fo:text-indent="0cm" style:auto-text-indent="false"/>
      <style:text-properties style:font-name="Consolas" fo:font-size="9.5pt" officeooo:rsid="0002b37b" officeooo:paragraph-rsid="0002b37b" style:font-size-asian="9.5pt" style:font-name-complex="Consolas1" style:font-size-complex="9.5pt"/>
    </style:style>
    <style:style style:name="P39" style:family="paragraph" style:parent-style-name="List_20_Paragraph" style:list-style-name="WWNum9">
      <style:paragraph-properties fo:line-height="150%" fo:text-align="justify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0" style:family="paragraph" style:parent-style-name="List_20_Paragraph" style:list-style-name="WWNum17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1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style:font-size-asian="14pt"/>
    </style:style>
    <style:style style:name="P42" style:family="paragraph" style:parent-style-name="List_20_Paragraph" style:list-style-name="WWNum9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bold" officeooo:rsid="0005e070" officeooo:paragraph-rsid="0005e070" style:font-name-asian="Times New Roman1" style:font-size-asian="14pt" style:font-weight-asian="bold" style:font-name-complex="Times New Roman1" style:font-size-complex="14pt"/>
    </style:style>
    <style:style style:name="P43" style:family="paragraph" style:parent-style-name="List_20_Paragraph" style:list-style-name="WWNum9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normal" officeooo:rsid="0005e070" officeooo:paragraph-rsid="0005e070" style:font-name-asian="Times New Roman1" style:font-size-asian="14pt" style:font-weight-asian="normal" style:font-name-complex="Times New Roman1" style:font-size-complex="14pt" style:font-weight-complex="normal"/>
    </style:style>
    <style:style style:name="P44" style:family="paragraph" style:parent-style-name="List_20_Paragraph" style:list-style-name="WWNum9">
      <style:paragraph-properties fo:margin-left="0cm" fo:margin-right="0cm" fo:line-height="150%" fo:text-align="justify" style:justify-single-word="false" fo:text-indent="1.251cm" style:auto-text-indent="false"/>
    </style:style>
    <style:style style:name="P45" style:family="paragraph" style:parent-style-name="List_20_Paragraph" style:list-style-name="WWNum9">
      <style:paragraph-properties fo:margin-left="0cm" fo:margin-right="0cm" fo:line-height="150%" fo:text-align="justify" style:justify-single-word="false" fo:text-indent="1.251cm" style:auto-text-indent="false"/>
      <style:text-properties officeooo:paragraph-rsid="0005e070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2b37b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language="en" fo:country="US" fo:font-weight="bold" officeooo:rsid="0005e070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fo:color="#ff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fo:color="#00000a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9" style:family="text">
      <style:text-properties fo:color="#00000a" style:font-name="Times New Roman" fo:font-size="14pt" style:font-name-asian="Times New Roman1" style:font-size-asian="14pt" style:font-name-complex="Times New Roman1" style:font-size-complex="14pt"/>
    </style:style>
    <style:style style:name="T10" style:family="text">
      <style:text-properties fo:color="#00000a" style:font-name="Times New Roman" fo:font-size="14pt" officeooo:rsid="0002b37b" style:font-name-asian="Times New Roman1" style:font-size-asian="14pt" style:font-name-complex="Times New Roman1" style:font-size-complex="14pt"/>
    </style:style>
    <style:style style:name="T11" style:family="text">
      <style:text-properties fo:color="#00000a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2" style:family="text">
      <style:text-properties fo:color="#00000a" style:font-name="Times New Roman" fo:font-size="14pt" fo:language="en" fo:country="US" officeooo:rsid="0002b37b" style:font-name-asian="Times New Roman1" style:font-size-asian="14pt" style:font-name-complex="Times New Roman1" style:font-size-complex="14pt"/>
    </style:style>
    <style:style style:name="T13" style:family="text">
      <style:text-properties fo:color="#000000" style:font-name="Times New Roman" fo:font-size="14pt" fo:font-weight="bold" style:font-size-asian="14pt" style:font-weight-asian="bold" style:font-style-complex="normal" style:font-weight-complex="bold"/>
    </style:style>
    <style:style style:name="T14" style:family="text">
      <style:text-properties officeooo:rsid="0002b37b"/>
    </style:style>
    <style:style style:name="T15" style:family="text">
      <style:text-properties fo:font-weight="bold" officeooo:rsid="000548fa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МИНОБРНАУКИ РОССИИ</text:p>
      <text:p text:style-name="P27">САНКТ-ПЕТЕРБУРГСКИЙ ГОСУДАРСТВЕННЫЙ</text:p>
      <text:p text:style-name="P27">ЭЛЕКТРОТЕХНИЧЕСКИЙ УНИВЕРСИТЕТ</text:p>
      <text:p text:style-name="P27">«ЛЭТИ» ИМ. В.И. УЛЬЯНОВА (ЛЕНИНА)</text:p>
      <text:p text:style-name="P22">Кафедра МО ЭВМ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2">ОТЧЕТ</text:p>
      <text:p text:style-name="P2"><text:span text:style-name="T3">по лабораторной работе</text:span><text:span text:style-name="T7"> </text:span><text:span text:style-name="T8">№ 5</text:span></text:p>
      <text:p text:style-name="P22">по дисциплине «Программирование»</text:p>
      <text:p text:style-name="P22">Тема: кодирование методом Фано - Шеннона</text:p>
      <text:p text:style-name="P4"><text:tab/><text:span text:style-name="T15">Вариант 2</text:span></text:p>
      <text:p text:style-name="P4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"><text:span text:style-name="T1">Студент гр. </text:span><text:span text:style-name="T2">7</text:span><text:span text:style-name="T9">38</text:span><text:span text:style-name="T10">2</text:span></text:p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1"><text:span text:style-name="T9"><text:s text:c="6"/></text:span><text:span text:style-name="T10">Ленковский В.В.</text:span>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24">Фирсов М.А.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>Санкт-Петербург</text:p>
      <text:p text:style-name="P2"><text:span text:style-name="T1">201</text:span><text:span text:style-name="T2">8</text:span></text:p>
      <text:p text:style-name="P4"/>
      <text:p text:style-name="P4"/>
      <text:list xml:id="list1597774103" text:style-name="WWNum9">
        <text:list-item>
          <text:p text:style-name="P39"><text:soft-page-break/>Цель работы.</text:p>
        </text:list-item>
      </text:list>
      <text:p text:style-name="P41">Научиться применять бинарные деревья для решения задач кодирования (сжатия) и поиска.</text:p>
      <text:list xml:id="list12433732635990" text:continue-numbering="true" text:style-name="WWNum9">
        <text:list-item>
          <text:p text:style-name="P39">Постановка задачи.</text:p>
        </text:list-item>
      </text:list>
      <text:p text:style-name="No_20_Spacing">Реализация <text:span text:style-name="T14">де</text:span>кодирования методом Фано – Шеннона.</text:p>
      <text:list xml:id="list12434410125991" text:continue-numbering="true" text:style-name="WWNum9">
        <text:list-item>
          <text:p text:style-name="P39">Основные теоретические положения.</text:p>
        </text:list-item>
      </text:list>
      <text:p text:style-name="P8"><text:span text:style-name="T1">Алгоритм Шеннона — Фано — один из первых алгоритмов сжатия, который впервые сформулировали американские учёные Шеннон и Роберт Фано. Данный метод сжатия имеет большое сходство с алгоритмом Хаффмана, который появился на несколько лет позже и является логическим продолжением алгоритма Шеннона. Алгоритм использует коды переменной длины: часто встречающийся символ кодируется кодом меньшей длины, редко встречающийся — кодом большей длины. Коды Шеннона — Фано префиксные, то есть никакое кодовое слово не является префиксом любого другого. </text:span><text:span text:style-name="T4">Это свойство позволяет однозначно декодировать любую последовательность кодовых слов.</text:span></text:p>
      <text:p text:style-name="P10">Основные этапы:</text:p>
      <text:list xml:id="list1930157441" text:style-name="WWNum17">
        <text:list-item>
          <text:p text:style-name="P40">Символы первичного алфавита m1 выписывают по убыванию вероятностей.</text:p>
        </text:list-item>
        <text:list-item>
          <text:p text:style-name="P40">Символы полученного алфавита делят на две части, суммарные вероятности символов которых максимально близки друг другу.</text:p>
        </text:list-item>
        <text:list-item>
          <text:p text:style-name="P40">В префиксном коде для первой части алфавита присваивается двоичная цифра «0», второй части — «1».</text:p>
        </text:list-item>
        <text:list-item>
          <text:p text:style-name="P40">Полученные части рекурсивно делятся и их частям назначаются соответствующие двоичные цифры в префиксном коде.</text:p>
        </text:list-item>
      </text:list>
      <text:p text:style-name="P10">Алгоритм вычисления кодов.</text:p>
      <text:p text:style-name="P8"><text:span text:style-name="T1">Код Шеннона — Фано строится с помощью дерева. Построение этого дерева начинается от корня. Всё множество кодируемых элементов соответствует корню дерева (вершине первого уровня). Оно разбивается на два </text:span><text:soft-page-break/><text:span text:style-name="T1">подмножества с примерно одинаковыми суммарными вероятностями. Эти подмножества соответствуют двум вершинам второго уровня, которые соединяются с корнем. Далее каждое из этих подмножеств разбивается на два подмножества с примерно одинаковыми суммарными вероятностями. Им соответствуют вершины третьего уровня. Если подмножество содержит единственный элемент, то ему соответствует концевая вершина кодового дерева; такое подмножество разбиению не подлежит. Подобным образом поступаем до тех пор, пока не получим все концевые вершины. Ветви кодового дерева размечаем символами 1 и 0, как в случае кода Хаффмана.</text:span></text:p>
      <text:p text:style-name="P10">При построении кода Шеннона — Фано разбиение множества элементов может быть произведено, вообще говоря, несколькими способами. Выбор разбиения на уровне n может ухудшить варианты разбиения на следующем уровне (n + 1) и привести к неоптимальности кода в целом. Другими словами, оптимальное поведение на каждом шаге пути ещё не гарантирует оптимальности всей совокупности действий. Поэтому код Шеннона — Фано не является оптимальным в общем смысле, хотя и дает оптимальные результаты при некоторых распределениях вероятностей. Для одного и того же распределения вероятностей можно построить, вообще говоря, несколько кодов Шеннона — Фано, и все они могут дать различные результаты. Если построить все возможные коды Шеннона — Фано для данного распределения вероятностей, то среди них будут находиться и все коды Хаффмана, то есть оптимальные коды.</text:p>
      <text:p text:style-name="P10"/>
      <text:list xml:id="list12434901342562" text:continue-list="list12434410125991" text:style-name="WWNum9">
        <text:list-item>
          <text:p text:style-name="P39">Спецификация программы.</text:p>
        </text:list-item>
      </text:list>
      <text:p text:style-name="P7"><text:span text:style-name="T1">Программа предназначена для </text:span><text:span text:style-name="T2">де</text:span><text:span text:style-name="T1">кодирования строки методом Фано – Шеннона.</text:span></text:p>
      <text:p text:style-name="P7"><text:span text:style-name="T1">Программа написана на языке C++ с использованием компилятора </text:span><text:span text:style-name="T4">g</text:span><text:span text:style-name="T1">++. Входными данными для программы являются:</text:span></text:p>
      <text:p text:style-name="P3"><text:span text:style-name="T1"><text:tab/></text:span><text:span text:style-name="T2">файл input.txt, в котором закодированное сообщение, а так же буквы и их коды.</text:span></text:p>
      <text:p text:style-name="P26"><text:soft-page-break/>Выходные данные:</text:p>
      <text:p text:style-name="P3"><text:span text:style-name="T1"><text:tab/></text:span><text:span text:style-name="T2">файл encoded.txt, в котором выводиться закодированное сообщение, а так же выводится на экран.</text:span></text:p>
      <text:p text:style-name="P17"><text:span text:style-name="Subtle_20_Emphasis"/></text:p>
      <text:list xml:id="list12433896383967" text:continue-numbering="true" text:style-name="WWNum9">
        <text:list-item>
          <text:p text:style-name="P42">Описание алгоритма.</text:p>
          <text:p text:style-name="P43">На вход программе подается файл, с зашифрованным сообщением методом Фано-Шеннона(так же программа для начала может зашифровать сообщение), после в зависимости есть ли флаг -d (./a.out -d input.txt или ./a.out input.txt), в первом случаи программа будет расшифровывать сообщение которое заданно в input.txt (то есть, программа обратится к функции decode), во 2 случаи программа будет зашифровывать сообщение , которое дано в input.txt (то есть, обратиться к функции encode). Так же будет выведен результат и промежуточные шаги и все это будет записано в файлы decoded.txt или encoded.txt, в зависимости от того, что надо было сделать первоначально. </text:p>
        </text:list-item>
        <text:list-item>
          <text:p text:style-name="P45"><text:span text:style-name="Subtle_20_Emphasis"><text:span text:style-name="T13">Структура описания символа:</text:span></text:span></text:p>
        </text:list-item>
      </text:list>
      <text:p text:style-name="P15">struct pnode</text:p>
      <text:p text:style-name="P15">{</text:p>
      <text:p text:style-name="P15"><text:s text:c="2"/>char ch; // char</text:p>
      <text:p text:style-name="P15"><text:s text:c="2"/>float p; // probability</text:p>
      <text:p text:style-name="P15">};</text:p>
      <text:p text:style-name="No_20_Spacing"><text:span text:style-name="Subtle_20_Emphasis"><text:span text:style-name="T13">Базовые функции реализации алгоритма Фано – Шеннона.</text:span></text:span></text:p>
      <text:p text:style-name="P32">void Encode( const char *inputFilename, const char *outputFilename )</text:p>
      <text:p text:style-name="P15"/>
      <text:p text:style-name="P33">функция кодирования методом Фано-Шеннона, на вход которой подается файл со строкой, а так же файл для записи закодированного текста.</text:p>
      <text:p text:style-name="P18"/>
      <text:p text:style-name="P37"><text:s text:c="2"/>void Decode( const char *inputFilename, const char *outputFilename )</text:p>
      <text:p text:style-name="P38">функция декодирования , на вход которой подается файл с закодированным текстом и файл в который нужно вывести декодированный текст.</text:p>
      <text:p text:style-name="P19"/>
      <text:p text:style-name="P32">int show_usage()</text:p>
      <text:p text:style-name="P33"/>
      <text:p text:style-name="P33">функция показывает пример ввода , если совершена ошибка при вводе данных</text:p>
      <text:p text:style-name="P36"><text:span text:style-name="Subtle_20_Emphasis"/></text:p>
      <text:list xml:id="list12433569979266" text:continue-numbering="true" text:style-name="WWNum9">
        <text:list-item>
          <text:p text:style-name="P44"><text:span text:style-name="T3">Тестирование</text:span><text:span text:style-name="T5">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4">code</text:p>
          </table:table-cell>
          <table:table-cell table:style-name="Таблица2.A1" office:value-type="string">
            <text:p text:style-name="P16"><text:span text:style-name="T12">de</text:span><text:span text:style-name="T11">code</text:span></text:p>
          </table:table-cell>
        </table:table-row>
        <table:table-row table:style-name="Таблица2.1">
          <table:table-cell table:style-name="Таблица2.A1" office:value-type="string">
            <text:p text:style-name="P34">5</text:p>
            <text:p text:style-name="P34"><text:soft-page-break/><text:s text:c="8"/>0.280702 <text:s text:c="7"/>0</text:p>
            <text:p text:style-name="P34">a <text:s text:c="6"/>0.245614 <text:s text:c="7"/>10</text:p>
            <text:p text:style-name="P34">d <text:s text:c="6"/>0.228070 <text:s text:c="7"/>110</text:p>
            <text:p text:style-name="P34">s <text:s text:c="6"/>0.228070 <text:s text:c="7"/>1110</text:p>
            <text:p text:style-name="P34"/>
            <text:p text:style-name="P34"><text:s text:c="8"/>0.017544 <text:s text:c="7"/>1111</text:p>
            <text:p text:style-name="P34"/>
            <text:p text:style-name="P16"><text:span text:style-name="T11">1110101101011100011011101001101011100110101110011001011101100101110110010111001101011100110101110011010011101100101100101110110010111001111</text:span></text:p>
          </table:table-cell>
          <table:table-cell table:style-name="Таблица2.A1" office:value-type="string">
            <text:p text:style-name="P34">sadas <text:s/>dsa das das d asd asd as das das <text:soft-page-break/>da sd ad asd as </text:p>
          </table:table-cell>
        </table:table-row>
        <table:table-row table:style-name="Таблица2.1">
          <table:table-cell table:style-name="Таблица2.A1" office:value-type="string">
            <text:p text:style-name="P34">19</text:p>
            <text:p text:style-name="P34"><text:s text:c="8"/>0.202899 <text:s text:c="7"/>00</text:p>
            <text:p text:style-name="P34">a <text:s text:c="6"/>0.130435 <text:s text:c="7"/>010</text:p>
            <text:p text:style-name="P34">d <text:s text:c="6"/>0.115942 <text:s text:c="7"/>011</text:p>
            <text:p text:style-name="P34">s <text:s text:c="6"/>0.086957 <text:s text:c="7"/>100</text:p>
            <text:p text:style-name="P34">q <text:s text:c="6"/>0.072464 <text:s text:c="7"/>1010</text:p>
            <text:p text:style-name="P34">e <text:s text:c="6"/>0.057971 <text:s text:c="7"/>1011</text:p>
            <text:p text:style-name="P34">w <text:s text:c="6"/>0.057971 <text:s text:c="7"/>1100</text:p>
            <text:p text:style-name="P34">l <text:s text:c="6"/>0.043478 <text:s text:c="7"/>11010</text:p>
            <text:p text:style-name="P34">n <text:s text:c="6"/>0.043478 <text:s text:c="7"/>11011</text:p>
            <text:p text:style-name="P34">h <text:s text:c="6"/>0.028986 <text:s text:c="7"/>11100</text:p>
            <text:p text:style-name="P34">i <text:s text:c="6"/>0.028986 <text:s text:c="7"/>111010</text:p>
            <text:p text:style-name="P34">k <text:s text:c="6"/>0.028986 <text:s text:c="7"/>111011</text:p>
            <text:p text:style-name="P34"/>
            <text:p text:style-name="P34"><text:s text:c="8"/>0.014493 <text:s text:c="7"/>111100</text:p>
            <text:p text:style-name="P34">; <text:s text:c="6"/>0.014493 <text:s text:c="7"/>1111010</text:p>
            <text:p text:style-name="P34">b <text:s text:c="6"/>0.014493 <text:s text:c="7"/>1111011</text:p>
            <text:p text:style-name="P34">j <text:s text:c="6"/>0.014493 <text:s text:c="7"/>1111100</text:p>
            <text:p text:style-name="P34"><text:soft-page-break/>m <text:s text:c="6"/>0.014493 <text:s text:c="7"/>1111101</text:p>
            <text:p text:style-name="P34">o <text:s text:c="6"/>0.014493 <text:s text:c="7"/>1111110</text:p>
            <text:p text:style-name="P34">r <text:s text:c="6"/>0.014493 <text:s text:c="7"/>1111111</text:p>
            <text:p text:style-name="P34"/>
            <text:p text:style-name="P16"><text:span text:style-name="T11">101111001010101100101011001011001010001000100110001010111111111000101111101011001111110111101001010001100101011000001011011100011001101011101101011111001001110001100111010101011000110001011010100110110110011110111101001011101011100011000101001101111101100111100</text:span></text:p>
          </table:table-cell>
          <table:table-cell table:style-name="Таблица2.A1" office:value-type="string">
            <text:p text:style-name="P34">ewqe qwe q sad aer amd o;asd qw ansd lkajshd iqwd alsnd blaihd asnk </text:p>
          </table:table-cell>
        </table:table-row>
        <table:table-row table:style-name="Таблица2.1">
          <table:table-cell table:style-name="Таблица2.A1" office:value-type="string">
            <text:p text:style-name="P34">10</text:p>
            <text:p text:style-name="P34">l<text:tab/>0.214286<text:tab/>00</text:p>
            <text:p text:style-name="P34">o<text:tab/>0.142857<text:tab/>010</text:p>
            <text:p text:style-name="P34">w<text:tab/>0.142857<text:tab/>011</text:p>
            <text:p text:style-name="P34"/>
            <text:p text:style-name="P34"><text:tab/>0.071429<text:tab/>100</text:p>
            <text:p text:style-name="P34"><text:s/><text:tab/>0.071429<text:tab/>1010</text:p>
            <text:p text:style-name="P34">!<text:tab/>0.071429<text:tab/>1011</text:p>
            <text:p text:style-name="P34">H<text:tab/>0.071429<text:tab/>1100</text:p>
            <text:p text:style-name="P34">d<text:tab/>0.071429<text:tab/>1101</text:p>
            <text:p text:style-name="P34">e<text:tab/>0.071429<text:tab/>1110</text:p>
            <text:p text:style-name="P34">r<text:tab/>0.071429<text:tab/>1111</text:p>
            <text:p text:style-name="P34"/>
            <text:p text:style-name="P34">110011100000010011101001101011110011011011100</text:p>
          </table:table-cell>
          <table:table-cell table:style-name="Таблица2.A1" office:value-type="string">
            <text:p text:style-name="P34">Hellow world!</text:p>
          </table:table-cell>
        </table:table-row>
        <table:table-row table:style-name="Таблица2.1">
          <table:table-cell table:style-name="Таблица2.A1" office:value-type="string">
            <text:p text:style-name="P34">2</text:p>
            <text:p text:style-name="P34"><text:soft-page-break/>!<text:tab/>0.972222<text:tab/>0</text:p>
            <text:p text:style-name="P34"/>
            <text:p text:style-name="P34"><text:tab/>0.027778<text:tab/>1</text:p>
            <text:p text:style-name="P34"/>
            <text:p text:style-name="P34">000000000000000000000000000000000001</text:p>
          </table:table-cell>
          <table:table-cell table:style-name="Таблица2.A1" office:value-type="string">
            <text:p text:style-name="P34">!!!!!!!!!!!!!!!!!!!!!!!!!!!!!!!!!!!</text:p>
          </table:table-cell>
        </table:table-row>
        <table:table-row table:style-name="Таблица2.1">
          <table:table-cell table:style-name="Таблица2.A1" office:value-type="string">
            <text:p text:style-name="P34">8</text:p>
            <text:p text:style-name="P34">q<text:tab/>0.176471<text:tab/>00</text:p>
            <text:p text:style-name="P34">w<text:tab/>0.176471<text:tab/>010</text:p>
            <text:p text:style-name="P34"><text:s/><text:tab/>0.147059<text:tab/>011</text:p>
            <text:p text:style-name="P34">a<text:tab/>0.147059<text:tab/>10</text:p>
            <text:p text:style-name="P34">e<text:tab/>0.117647<text:tab/>110</text:p>
            <text:p text:style-name="P34">s<text:tab/>0.117647<text:tab/>1110</text:p>
            <text:p text:style-name="P34">d<text:tab/>0.088235<text:tab/>11110</text:p>
            <text:p text:style-name="P34"/>
            <text:p text:style-name="P34"><text:tab/>0.029412<text:tab/>11111</text:p>
            <text:p text:style-name="P34"/>
            <text:p text:style-name="P34">1100100011000010011111010111101011100110100011000010011101110111100111011101111001110000101100001011111</text:p>
          </table:table-cell>
          <table:table-cell table:style-name="Таблица2.A1" office:value-type="string">
            <text:p text:style-name="P34">ewqeqw sadas wqeqw asd asd aqweqw</text:p>
          </table:table-cell>
        </table:table-row>
        <table:table-row table:style-name="Таблица2.1">
          <table:table-cell table:style-name="Таблица2.A1" office:value-type="string">
            <text:p text:style-name="P34">4</text:p>
            <text:p text:style-name="P34">e<text:tab/>0.357143<text:tab/>0</text:p>
            <text:p text:style-name="P34">q<text:tab/>0.285714<text:tab/>10</text:p>
            <text:p text:style-name="P34">w<text:tab/>0.285714<text:tab/>110</text:p>
            <text:p text:style-name="P34"/>
            <text:p text:style-name="P34"><text:tab/>0.071429<text:tab/>111</text:p>
            <text:p text:style-name="P34"/>
            <text:p text:style-name="P34">0110100110100110100101100111</text:p>
          </table:table-cell>
          <table:table-cell table:style-name="Таблица2.A1" office:value-type="string">
            <text:p text:style-name="P34">ewqewqewqeqwe</text:p>
          </table:table-cell>
        </table:table-row>
      </table:table>
      <text:p text:style-name="P14"/>
      <text:p text:style-name="P12">Тест №3</text:p>
      <text:p text:style-name="P12"><text:soft-page-break/><text:tab/>Работа с файлом - ./Tests/test3.txt</text:p>
      <text:p text:style-name="P13"><text:tab/><text:tab/>Decoded in - decoded.txt</text:p>
      <text:p text:style-name="P13"><text:tab/><text:tab/><text:tab/>Сейчас работаем с символом - [l</text:p>
      <text:p text:style-name="P13"><text:tab/><text:tab/><text:tab/>Сейчас работаем с символом - [o</text:p>
      <text:p text:style-name="P13"><text:tab/><text:tab/><text:tab/>Сейчас работаем с символом - [w</text:p>
      <text:p text:style-name="P13"><text:tab/><text:tab/><text:tab/>Сейчас работаем с символом - [</text:p>
      <text:p text:style-name="P13"/>
      <text:p text:style-name="P13"><text:tab/><text:tab/><text:tab/>Сейчас работаем с символом - [ </text:p>
      <text:p text:style-name="P13"><text:tab/><text:tab/><text:tab/>Сейчас работаем с символом - [!</text:p>
      <text:p text:style-name="P13"><text:tab/><text:tab/><text:tab/>Сейчас работаем с символом - [H</text:p>
      <text:p text:style-name="P13"><text:tab/><text:tab/><text:tab/>Сейчас работаем с символом - [d</text:p>
      <text:p text:style-name="P13"><text:tab/><text:tab/><text:tab/>Сейчас работаем с символом - [e</text:p>
      <text:p text:style-name="P13"><text:tab/><text:tab/><text:tab/>Сейчас работаем с символом - [r</text:p>
      <text:p text:style-name="P13">Hellow world!</text:p>
      <text:p text:style-name="P11"/>
      <text:p text:style-name="P30"/>
      <text:p text:style-name="P7"><text:span text:style-name="T3">Вывод</text:span><text:bookmark text:name="_69f0dwpc7tyf"/><text:bookmark text:name="_yu53w69mcq8w"/><text:bookmark text:name="_9fo5aet8n5j"/><text:span text:style-name="T3">.</text:span></text:p>
      <text:p text:style-name="P7"><text:span text:style-name="T1">В результате выполнения лабораторной работы мною были получены основные сведения о кодировании</text:span><text:span text:style-name="T2"> и декодировании</text:span><text:span text:style-name="T1"> методом Фано - Шеннона. Мною были изучены базовые функции обработки бинарных деревьев, методы кодиро</text:span><text:span text:style-name="T2">в</text:span><text:span text:style-name="T1">ания и декодирования сообщений. </text:span></text:p>
      <text:p text:style-name="P9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Приложение А. Исходный код.</text:p>
      <text:p text:style-name="P7"><text:span text:style-name="T6">ll</text:span><text:span text:style-name="T3">.</text:span><text:span text:style-name="T5">cpp</text:span></text:p>
      <text:p text:style-name="P35">#ifdef _WIN32</text:p>
      <text:p text:style-name="P35">#define _CRT_SECURE_NO_DEPRECATE</text:p>
      <text:p text:style-name="P35">#define NL "\r\n"</text:p>
      <text:p text:style-name="P35">#else</text:p>
      <text:p text:style-name="P35">#define NL "\n"</text:p>
      <text:p text:style-name="P35">#endif</text:p>
      <text:p text:style-name="P35"/>
      <text:p text:style-name="P35">#include &lt;string&gt;</text:p>
      <text:p text:style-name="P35">#include &lt;cstring&gt;</text:p>
      <text:p text:style-name="P35">#include &lt;vector&gt;</text:p>
      <text:p text:style-name="P35">#include &lt;map&gt;</text:p>
      <text:p text:style-name="P35">#include &lt;cassert&gt;</text:p>
      <text:p text:style-name="P35"/>
      <text:p text:style-name="P35">using namespace std;</text:p>
      <text:p text:style-name="P35"/>
      <text:p text:style-name="P35">struct pnode</text:p>
      <text:p text:style-name="P35">{</text:p>
      <text:p text:style-name="P35"><text:s text:c="2"/>char ch; // char</text:p>
      <text:p text:style-name="P35"><text:s text:c="2"/>float p; // probability</text:p>
      <text:p text:style-name="P35">};</text:p>
      <text:p text:style-name="P35"/>
      <text:p text:style-name="P35">static int pnode_compare( const void *elem1, const void *elem2 )</text:p>
      <text:p text:style-name="P35">{</text:p>
      <text:p text:style-name="P35"><text:s text:c="2"/>const pnode a = *(pnode*)elem1;</text:p>
      <text:p text:style-name="P35"><text:s text:c="2"/>const pnode b = *(pnode*)elem2;</text:p>
      <text:p text:style-name="P35"><text:s text:c="2"/>if( a.p &lt; b.p ) return 1; // 1 - less (reverse for decreasing sort)</text:p>
      <text:p text:style-name="P35"><text:s text:c="2"/>else if( a.p &gt; b.p ) return -1;</text:p>
      <text:p text:style-name="P35"><text:s text:c="2"/>return 0;</text:p>
      <text:p text:style-name="P35">}</text:p>
      <text:p text:style-name="P35"/>
      <text:p text:style-name="P35">class Coder</text:p>
      <text:p text:style-name="P35">{</text:p>
      <text:p text:style-name="P35">private:</text:p>
      <text:p text:style-name="P35"><text:s text:c="2"/>int tsize; // table size (number of chars)</text:p>
      <text:p text:style-name="P35"><text:s text:c="2"/>pnode *ptable; // table of probabilities</text:p>
      <text:p text:style-name="P35"><text:s text:c="2"/>map&lt;char, string&gt; codes; // codeword for each char</text:p>
      <text:p text:style-name="P35"/>
      <text:p text:style-name="P35">public:</text:p>
      <text:p text:style-name="P35"><text:s text:c="2"/>void Encode( const char *inputFilename, const char *outputFilename )</text:p>
      <text:p text:style-name="P35"><text:s text:c="2"/>{</text:p>
      <text:p text:style-name="P35"><text:s text:c="4"/>map&lt;char, int&gt; freqs; // frequency for each char from input text</text:p>
      <text:p text:style-name="P35"><text:s text:c="4"/>int i;</text:p>
      <text:p text:style-name="P35"/>
      <text:p text:style-name="P35"><text:s text:c="4"/>// <text:s/>Opening input file</text:p>
      <text:p text:style-name="P35"><text:s text:c="4"/>//</text:p>
      <text:p text:style-name="P35"><text:s text:c="4"/>FILE *inputFile;</text:p>
      <text:p text:style-name="P35"><text:s text:c="4"/>inputFile = fopen( inputFilename, "r" );</text:p>
      <text:p text:style-name="P35"><text:s text:c="4"/>assert( inputFile );</text:p>
      <text:p text:style-name="P35"/>
      <text:p text:style-name="P35"><text:s text:c="4"/>// <text:s/>Counting chars</text:p>
      <text:p text:style-name="P35"><text:s text:c="4"/>//</text:p>
      <text:p text:style-name="P35"><text:s text:c="4"/>char ch; // char</text:p>
      <text:p text:style-name="P35"><text:s text:c="4"/>unsigned total = 0;</text:p>
      <text:p text:style-name="P35"><text:s text:c="4"/>while( fscanf( inputFile, "%c", &amp;ch ) != EOF )</text:p>
      <text:p text:style-name="P35"><text:s text:c="4"/>{</text:p>
      <text:p text:style-name="P35"><text:s text:c="6"/>freqs[ch]++;</text:p>
      <text:p text:style-name="P35"><text:s text:c="6"/>total++;</text:p>
      <text:p text:style-name="P35"><text:s text:c="4"/>}</text:p>
      <text:p text:style-name="P35"><text:s text:c="4"/>tsize = (int)freqs.size();</text:p>
      <text:p text:style-name="P35"/>
      <text:p text:style-name="P35"><text:soft-page-break/><text:s text:c="4"/>// <text:s/>Building decreasing freqs table</text:p>
      <text:p text:style-name="P35"><text:s text:c="4"/>//</text:p>
      <text:p text:style-name="P35"><text:s text:c="4"/>ptable = new pnode[tsize];</text:p>
      <text:p text:style-name="P35"><text:s text:c="4"/>assert( ptable );</text:p>
      <text:p text:style-name="P35"><text:s text:c="4"/>float ftot = float(total);</text:p>
      <text:p text:style-name="P35"><text:s text:c="4"/>map&lt;char, int&gt;::iterator fi;</text:p>
      <text:p text:style-name="P35"><text:s text:c="4"/>for( fi=freqs.begin(),i=0; fi!=freqs.end(); ++fi,++i )</text:p>
      <text:p text:style-name="P35"><text:s text:c="4"/>{</text:p>
      <text:p text:style-name="P35"><text:s text:c="6"/>ptable[i].ch = (*fi).first;</text:p>
      <text:p text:style-name="P35"><text:s text:c="6"/>ptable[i].p = float((*fi).second) / ftot;</text:p>
      <text:p text:style-name="P35"><text:s text:c="4"/>}</text:p>
      <text:p text:style-name="P35"><text:s text:c="4"/>qsort( ptable, tsize, sizeof(pnode), pnode_compare );</text:p>
      <text:p text:style-name="P35"/>
      <text:p text:style-name="P35"><text:s text:c="4"/>// <text:s/>Encoding</text:p>
      <text:p text:style-name="P35"><text:s text:c="4"/>//</text:p>
      <text:p text:style-name="P35"><text:s text:c="4"/>EncShannon( 0, tsize-1 );</text:p>
      <text:p text:style-name="P35"/>
      <text:p text:style-name="P35"><text:s text:c="4"/>// <text:s/>Opening output file</text:p>
      <text:p text:style-name="P35"><text:s text:c="4"/>//</text:p>
      <text:p text:style-name="P35"><text:s text:c="4"/>FILE *outputFile;</text:p>
      <text:p text:style-name="P35"><text:s text:c="4"/>outputFile = fopen( outputFilename, "wb" );</text:p>
      <text:p text:style-name="P35"><text:s text:c="4"/>assert( outputFile );</text:p>
      <text:p text:style-name="P35"/>
      <text:p text:style-name="P35"><text:s text:c="4"/>// <text:s/>Outputing ptable and codes</text:p>
      <text:p text:style-name="P35"><text:s text:c="4"/>//</text:p>
      <text:p text:style-name="P35"><text:s text:c="4"/>printf( "%i"NL, tsize );</text:p>
      <text:p text:style-name="P35"><text:s text:c="4"/>fprintf( outputFile, "%i"NL, tsize );</text:p>
      <text:p text:style-name="P35"><text:s text:c="4"/>for( i=0; i&lt;tsize; i++ )</text:p>
      <text:p text:style-name="P35"><text:s text:c="4"/>{</text:p>
      <text:p text:style-name="P35"><text:s text:c="6"/>printf("%c\t%f\t%s"NL, ptable[i].ch, ptable[i].p, codes[ptable[i].ch].c_str() );</text:p>
      <text:p text:style-name="P35"><text:s text:c="6"/>fprintf(outputFile, "%c\t%f\t%s"NL, ptable[i].ch, ptable[i].p, codes[ptable[i].ch].c_str() );</text:p>
      <text:p text:style-name="P35"><text:s text:c="4"/>}</text:p>
      <text:p text:style-name="P35"/>
      <text:p text:style-name="P35"><text:s text:c="4"/>// <text:s/>Outputing encoded text</text:p>
      <text:p text:style-name="P35"><text:s text:c="4"/>//</text:p>
      <text:p text:style-name="P35"><text:s text:c="4"/>fseek( inputFile, SEEK_SET, 0 );</text:p>
      <text:p text:style-name="P35"><text:s text:c="4"/>printf(NL);</text:p>
      <text:p text:style-name="P35"><text:s text:c="4"/>fprintf(outputFile, NL);</text:p>
      <text:p text:style-name="P35"><text:s text:c="4"/>while( fscanf( inputFile, "%c", &amp;ch ) != EOF )</text:p>
      <text:p text:style-name="P35"><text:s text:c="4"/>{</text:p>
      <text:p text:style-name="P35"><text:s text:c="6"/>printf("%s", codes[ch].c_str());</text:p>
      <text:p text:style-name="P35"><text:s text:c="6"/>fprintf(outputFile, "%s", codes[ch].c_str());</text:p>
      <text:p text:style-name="P35"><text:s text:c="4"/>}</text:p>
      <text:p text:style-name="P35"><text:s text:c="4"/>printf(NL);</text:p>
      <text:p text:style-name="P35"/>
      <text:p text:style-name="P35"><text:s text:c="6"/>// <text:s/>Cleaning</text:p>
      <text:p text:style-name="P35"><text:s text:c="4"/>//</text:p>
      <text:p text:style-name="P35"><text:s text:c="4"/>fclose( outputFile );</text:p>
      <text:p text:style-name="P35"><text:s text:c="4"/>fclose( inputFile );</text:p>
      <text:p text:style-name="P35"><text:s text:c="2"/>}</text:p>
      <text:p text:style-name="P35"/>
      <text:p text:style-name="P35">private:</text:p>
      <text:p text:style-name="P35"><text:s text:c="2"/>void EncShannon( int li, int ri )</text:p>
      <text:p text:style-name="P35"><text:s text:c="2"/>{</text:p>
      <text:p text:style-name="P35"><text:s text:c="4"/>int i, isp;</text:p>
      <text:p text:style-name="P35"><text:s text:c="4"/>float p;</text:p>
      <text:p text:style-name="P35"><text:s text:c="4"/>float pfull;</text:p>
      <text:p text:style-name="P35"><text:s text:c="4"/>float phalf;</text:p>
      <text:p text:style-name="P35"/>
      <text:p text:style-name="P35"><text:s text:c="4"/>if( li == ri )</text:p>
      <text:p text:style-name="P35"><text:s text:c="4"/>{</text:p>
      <text:p text:style-name="P35"><text:s text:c="6"/>return;</text:p>
      <text:p text:style-name="P35"><text:s text:c="4"/>}</text:p>
      <text:p text:style-name="P35"><text:s text:c="4"/>else if( ri - li == 1 )</text:p>
      <text:p text:style-name="P35"><text:s text:c="4"/>{</text:p>
      <text:p text:style-name="P35"><text:soft-page-break/><text:s text:c="6"/>// <text:s/>If interval consist of 2 elements then it's simple</text:p>
      <text:p text:style-name="P35"><text:s text:c="6"/>//</text:p>
      <text:p text:style-name="P35"><text:s text:c="6"/>codes[ptable[li].ch] += '0';</text:p>
      <text:p text:style-name="P35"><text:s text:c="6"/>codes[ptable[ri].ch] += '1';</text:p>
      <text:p text:style-name="P35"><text:s text:c="4"/>}</text:p>
      <text:p text:style-name="P35"><text:s text:c="4"/>else</text:p>
      <text:p text:style-name="P35"><text:s text:c="4"/>{</text:p>
      <text:p text:style-name="P35"><text:s text:c="6"/>// <text:s/>Calculating sum of probabilities at specified interval</text:p>
      <text:p text:style-name="P35"><text:s text:c="6"/>//</text:p>
      <text:p text:style-name="P35"><text:s text:c="6"/>pfull = 0;</text:p>
      <text:p text:style-name="P35"><text:s text:c="6"/>for( i=li; i&lt;=ri; ++i )</text:p>
      <text:p text:style-name="P35"><text:s text:c="6"/>{</text:p>
      <text:p text:style-name="P35"><text:s text:c="8"/>pfull += ptable[i].p;</text:p>
      <text:p text:style-name="P35"><text:s text:c="6"/>}</text:p>
      <text:p text:style-name="P35"/>
      <text:p text:style-name="P35"><text:s text:c="6"/>// <text:s/>Searching center</text:p>
      <text:p text:style-name="P35"><text:s text:c="6"/>//</text:p>
      <text:p text:style-name="P35"><text:s text:c="6"/>p = 0;</text:p>
      <text:p text:style-name="P35"><text:s text:c="6"/>isp = -1; // index of split pos</text:p>
      <text:p text:style-name="P35"><text:s text:c="6"/>phalf = pfull * 0.5f;</text:p>
      <text:p text:style-name="P35"><text:s text:c="6"/>for( i=li; i&lt;=ri; ++i )</text:p>
      <text:p text:style-name="P35"><text:s text:c="6"/>{</text:p>
      <text:p text:style-name="P35"><text:s text:c="8"/>p += ptable[i].p;</text:p>
      <text:p text:style-name="P35"><text:s text:c="8"/>if(p &lt;= phalf) {</text:p>
      <text:p text:style-name="P35"><text:s text:c="10"/>codes[ptable[i].ch] += '0';</text:p>
      <text:p text:style-name="P35"><text:s text:c="8"/>}</text:p>
      <text:p text:style-name="P35"><text:s text:c="8"/>else</text:p>
      <text:p text:style-name="P35"><text:s text:c="8"/>{</text:p>
      <text:p text:style-name="P35"><text:s text:c="10"/>codes[ptable[i].ch] += '1';</text:p>
      <text:p text:style-name="P35"><text:s text:c="10"/>if( isp &lt; 0 ) isp = i;</text:p>
      <text:p text:style-name="P35"><text:s text:c="8"/>}</text:p>
      <text:p text:style-name="P35"><text:s text:c="6"/>}</text:p>
      <text:p text:style-name="P35"/>
      <text:p text:style-name="P35"><text:s text:c="6"/>if( isp &lt; 0 ) isp = li+1;</text:p>
      <text:p text:style-name="P35"/>
      <text:p text:style-name="P35"><text:s text:c="6"/>// <text:s/>Next step (recursive)</text:p>
      <text:p text:style-name="P35"><text:s text:c="6"/>//</text:p>
      <text:p text:style-name="P35"><text:s text:c="6"/>EncShannon( li, isp-1 );</text:p>
      <text:p text:style-name="P35"><text:s text:c="6"/>EncShannon( isp, ri );</text:p>
      <text:p text:style-name="P35"><text:s text:c="4"/>}</text:p>
      <text:p text:style-name="P35"><text:s text:c="2"/>}</text:p>
      <text:p text:style-name="P35">};</text:p>
      <text:p text:style-name="P35"/>
      <text:p text:style-name="P35">int show_usage() {</text:p>
      <text:p text:style-name="P35"><text:s text:c="2"/>printf(NL);</text:p>
      <text:p text:style-name="P35"><text:s text:c="2"/>printf("Examples:"NL);</text:p>
      <text:p text:style-name="P35"><text:s text:c="2"/>printf(" <text:s/>shannon input.txt"NL);</text:p>
      <text:p text:style-name="P35"><text:s text:c="2"/>printf(" <text:s/>shannon input.txt encoded.txt"NL);</text:p>
      <text:p text:style-name="P35"><text:s text:c="2"/>printf(" <text:s/>shannon -d encoded.txt"NL);</text:p>
      <text:p text:style-name="P35"><text:s text:c="2"/>printf(NL);</text:p>
      <text:p text:style-name="P35"><text:s text:c="2"/>exit(0);</text:p>
      <text:p text:style-name="P35">}</text:p>
      <text:p text:style-name="P35"/>
      <text:p text:style-name="P35">int main(int argc, char **argv)</text:p>
      <text:p text:style-name="P35">{</text:p>
      <text:p text:style-name="P35"><text:s text:c="2"/>int i = 1;</text:p>
      <text:p text:style-name="P35"><text:s text:c="2"/>int dFlag = 0;</text:p>
      <text:p text:style-name="P35"><text:s text:c="2"/>char inputFilename[128];</text:p>
      <text:p text:style-name="P35"><text:s text:c="2"/>char outputFilename[128];</text:p>
      <text:p text:style-name="P35"/>
      <text:p text:style-name="P35"><text:s text:c="2"/>printf(NL);</text:p>
      <text:p text:style-name="P35"/>
      <text:p text:style-name="P35"><text:s text:c="2"/>if(i == argc) show_usage();</text:p>
      <text:p text:style-name="P35"/>
      <text:p text:style-name="P35"><text:s text:c="2"/>if(strcmp(argv[i],"-d") == 0) {</text:p>
      <text:p text:style-name="P35"><text:soft-page-break/><text:s text:c="4"/>dFlag = 1;</text:p>
      <text:p text:style-name="P35"><text:s text:c="4"/>i++;</text:p>
      <text:p text:style-name="P35"><text:s text:c="4"/>if(i == argc) show_usage();</text:p>
      <text:p text:style-name="P35"><text:s text:c="2"/>}</text:p>
      <text:p text:style-name="P35"/>
      <text:p text:style-name="P35"><text:s text:c="2"/>strcpy(inputFilename, argv[i]);</text:p>
      <text:p text:style-name="P35"><text:s text:c="2"/>i++;</text:p>
      <text:p text:style-name="P35"><text:s text:c="2"/>printf("\tРабота с файлом - %s\n",inputFilename);</text:p>
      <text:p text:style-name="P35"><text:s text:c="2"/>if(i &lt; argc) {</text:p>
      <text:p text:style-name="P35"><text:s text:c="4"/>strcpy(outputFilename, argv[i]);</text:p>
      <text:p text:style-name="P35"><text:s text:c="2"/>} else {</text:p>
      <text:p text:style-name="P35"><text:s text:c="4"/>if(dFlag) {</text:p>
      <text:p text:style-name="P35"><text:s text:c="9"/>printf("\t\tDecoded in - decoded.txt\n");</text:p>
      <text:p text:style-name="P35"><text:s text:c="3"/>strcpy(outputFilename, "decoded.txt");</text:p>
      <text:p text:style-name="P35"><text:s text:c="4"/>} else {</text:p>
      <text:p text:style-name="P35"><text:s text:c="9"/>printf("\t\tEncoded in - encoded.txt\n");</text:p>
      <text:p text:style-name="P35"><text:s text:c="6"/>strcpy(outputFilename, "encoded.txt");</text:p>
      <text:p text:style-name="P35"><text:s text:c="4"/>}</text:p>
      <text:p text:style-name="P35"><text:s text:c="2"/>}</text:p>
      <text:p text:style-name="P35"/>
      <text:p text:style-name="P35"><text:s text:c="2"/>// <text:s/>Calling encoding or decoding subroutine</text:p>
      <text:p text:style-name="P35"><text:s text:c="2"/>//</text:p>
      <text:p text:style-name="P35"><text:s text:c="2"/>Coder *coder;</text:p>
      <text:p text:style-name="P35"><text:s text:c="2"/>coder = new Coder;</text:p>
      <text:p text:style-name="P35"><text:s text:c="2"/>assert(coder);</text:p>
      <text:p text:style-name="P35"><text:s text:c="2"/>if(!dFlag) {</text:p>
      <text:p text:style-name="P35"><text:s text:c="4"/>coder-&gt;Encode( inputFilename, outputFilename );</text:p>
      <text:p text:style-name="P35"><text:s text:c="2"/>} else {</text:p>
      <text:p text:style-name="P35"><text:s text:c="4"/>coder-&gt;Decode( inputFilename, outputFilename );</text:p>
      <text:p text:style-name="P35"><text:s text:c="2"/>}</text:p>
      <text:p text:style-name="P35"><text:s text:c="2"/>delete coder;</text:p>
      <text:p text:style-name="P35"/>
      <text:p text:style-name="P35"><text:s text:c="2"/>printf(NL);</text:p>
      <text:p text:style-name="P35"/>
      <text:p text:style-name="P35"><text:s text:c="2"/>return 0;</text:p>
      <text:p text:style-name="P35">}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a_Timer1" svg:font-family="a_Time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fo:padding="0cm" fo:border="non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Title" style:family="paragraph" style:paren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No_20_Spacing" style:display-name="No Spacing" style:family="paragraph" style:default-outline-level="">
      <style:paragraph-properties fo:margin-left="0cm" fo:margin-right="0cm" fo:margin-top="0.212cm" fo:margin-bottom="0.212cm" loext:contextual-spacing="false" fo:line-height="150%" fo:text-align="justify" style:justify-single-word="false" fo:orphans="2" fo:widows="2" fo:text-indent="1.27cm" style:auto-text-indent="false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Standard" style:default-outline-level="">
      <style:paragraph-properties fo:margin-left="0cm" fo:margin-right="-1.245cm" fo:line-height="120%" fo:text-align="justify" style:justify-single-word="false" fo:orphans="0" fo:widows="0" fo:text-indent="0cm" style:auto-text-indent="false" fo:padding="0cm" fo:border="none"/>
      <style:text-properties fo:color="#00000a" style:font-name="a_Timer" fo:font-family="a_Timer" style:font-family-generic="roman" style:font-pitch="variable" fo:font-size="14pt" style:font-name-asian="a_Timer1" style:font-family-asian="a_Timer" style:font-family-generic-asian="system" style:font-pitch-asian="variable" style:font-size-asian="14pt" style:font-name-complex="a_Timer1" style:font-family-complex="a_Timer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7_20_Знак" style:display-name="Заголовок 7 Знак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Subtle_20_Emphasis" style:display-name="Subtle Emphasis" style:family="text" style:parent-style-name="Default_20_Paragraph_20_Font">
      <style:text-properties fo:color="#00000a" style:font-name="Courier New" fo:font-family="'Courier New'" style:font-family-generic="roman" style:font-pitch="variable" fo:font-size="11pt" fo:font-style="normal" style:font-size-asian="11pt" style:font-style-asian="normal" style:font-style-complex="italic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00000a" style:font-name="Times New Roman" fo:font-family="'Times New Roman'" style:font-family-generic="roman" style:font-pitch="variable" fo:font-size="14pt" fo:font-weight="bold" style:font-weight-asian="bold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20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75cm" fo:margin-bottom="0cm" loext:contextual-spacing="false" fo:line-height="100%" fo:text-align="end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MP2" style:family="paragraph" style:parent-style-name="Standard">
      <style:paragraph-properties fo:line-height="100%" fo:text-align="center" style:justify-single-word="false">
        <style:tab-stops>
          <style:tab-stop style:position="17.002cm" style:type="right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MP3" style:family="paragraph" style:parent-style-name="Standard">
      <style:paragraph-properties fo:margin-top="0cm" fo:margin-bottom="1.251cm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0cm" fo:margin-bottom="1.27cm" fo:margin-left="3cm" fo:margin-right="1cm" fo:background-color="#ffffff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fo:background-color="#ffffff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8</text:page-number></text:p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4</meta:editing-cycles>
    <meta:creation-date>2017-12-11T13:42:00</meta:creation-date>
    <dc:date>2018-11-23T01:24:33.174099809</dc:date>
    <meta:editing-duration>PT9M14S</meta:editing-duration>
    <meta:generator>LibreOffice/5.4.5.1$Linux_X86_64 LibreOffice_project/40m0$Build-1</meta:generator>
    <meta:document-statistic meta:table-count="2" meta:image-count="0" meta:object-count="0" meta:page-count="12" meta:paragraph-count="338" meta:word-count="1560" meta:character-count="11933" meta:non-whitespace-character-count="9602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